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ans-serif" fo:font-size="15pt"/>
    </style:style>
    <style:style style:name="P2" style:family="paragraph" style:parent-style-name="Standard">
      <style:paragraph-properties fo:text-align="center" style:justify-single-word="false"/>
      <style:text-properties style:font-name="sans-serif" fo:font-size="22.5pt"/>
    </style:style>
    <style:style style:name="P3" style:family="paragraph" style:parent-style-name="Standard">
      <style:text-properties style:font-name="sans-serif" fo:font-size="10.5pt"/>
    </style:style>
    <style:style style:name="P4" style:family="paragraph" style:parent-style-name="Standard">
      <style:text-properties style:font-name="sans-serif" fo:font-size="10.5pt" officeooo:paragraph-rsid="0019d0c1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12pt" officeooo:paragraph-rsid="0019d0c1"/>
    </style:style>
    <style:style style:name="P6" style:family="paragraph" style:parent-style-name="Standard">
      <style:text-properties style:font-name="sans-serif" fo:font-size="9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officeooo:paragraph-rsid="0019d0c1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9d0c1" officeooo:paragraph-rsid="0019d0c1" style:font-weight-asian="bold" style:font-weight-complex="bold"/>
    </style:style>
    <style:style style:name="P11" style:family="paragraph" style:parent-style-name="Standard">
      <style:text-properties fo:font-weight="bold" officeooo:rsid="0019d0c1" officeooo:paragraph-rsid="0019d0c1" style:font-weight-asian="bold" style:font-weight-complex="bold"/>
    </style:style>
    <style:style style:name="P12" style:family="paragraph" style:parent-style-name="Standard">
      <style:text-properties officeooo:paragraph-rsid="0019d0c1"/>
    </style:style>
    <style:style style:name="P13" style:family="paragraph" style:parent-style-name="Text_20_body">
      <style:text-properties officeooo:paragraph-rsid="0019d0c1"/>
    </style:style>
    <style:style style:name="T1" style:family="text">
      <style:text-properties style:font-name="sans-serif" fo:font-size="10.5pt"/>
    </style:style>
    <style:style style:name="T2" style:family="text">
      <style:text-properties style:font-name="sans-serif" fo:font-size="10.5pt" officeooo:rsid="0019d0c1"/>
    </style:style>
    <style:style style:name="T3" style:family="text">
      <style:text-properties fo:font-weight="bold"/>
    </style:style>
    <style:style style:name="T4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s y ejercicios de Procesador de Texto</text:p>
      <text:p text:style-name="P2">Prácticas y ejercicios de Procesador de Texto</text:p>
      <text:p text:style-name="P7"/>
      <text:p text:style-name="P8">● <text:span text:style-name="T1">Copia el siguiente texto y guárdalo con el nombre Turismo en </text:span><text:span text:style-name="T2">Granada</text:span></text:p>
      <text:p text:style-name="P8"/>
      <text:p text:style-name="P10"><text:span text:style-name="T1">Arco de Elvira</text:span></text:p>
      <text:p text:style-name="Standard"/>
      <text:p text:style-name="Text_20_body">Se conoce como <text:span text:style-name="T3">puerta de Elvira</text:span> o <text:span text:style-name="T3">Arco de Elvira</text:span> al principal acceso a Granada en Andalucía (España), durante la dominación islámica.</text:p>
      <text:p text:style-name="Text_20_body">Su nombre, <text:span text:style-name="T4">bab-Ilvira</text:span>, se debe a que encaminaba a la antigua Medina Elvira, capital de la cora del mismo nombre hasta principios del siglo XI, cuando pasó a desempeñar esta función Medina Garnata.</text:p>
      <text:p text:style-name="Standard"/>
      <text:p text:style-name="P11">Puerta Monaita</text:p>
      <text:p text:style-name="P3"/>
      <text:p text:style-name="P8">La <text:span text:style-name="T3">puerta de Monaita</text:span>, en árabe <text:span text:style-name="T4">bab al-Unaydar</text:span>,<text:bookmark text:name="cite_ref-1"/>1 cuya traducción sería <text:span text:style-name="T3">Puerta de la Erilla</text:span>, también conocida como <text:span text:style-name="T3">Puerta de la Alhacaba</text:span>, era uno de los accesos más antiguos de Granada, Andalucía, España y el principal a la alcazaba <text:span text:style-name="T4">Qadīma</text:span> o alcazaba Antigua, en el barrio del Albaicín.</text:p>
      <text:p text:style-name="P8"/>
      <text:p text:style-name="P8"/>
      <text:p text:style-name="P9"><text:span text:style-name="T1">● Recupera el documento que guardaste en el Ejercicio 1 con el nombre </text:span>“ <text:span text:style-name="T1">Turismo en </text:span><text:span text:style-name="T2">Granada</text:span><text:span text:style-name="T1"> </text:span>” <text:span text:style-name="T1">y modifica su formato de tal modo que presente la siguiente apariencia. Guarda los cambios que has realizado</text:span></text:p>
      <text:p text:style-name="P8"/>
      <text:p text:style-name="P10"><text:span text:style-name="T1">ARCO DE ELVIRA</text:span></text:p>
      <text:p text:style-name="P12"/>
      <text:p text:style-name="P13">SE CONOCE COMO <text:span text:style-name="T3">PUERTA DE ELVIRA</text:span> O <text:span text:style-name="T3">ARCO DE ELVIRA</text:span> AL PRINCIPAL ACCESO A GRANADA EN ANDALUCÍA (ESPAÑA), DURANTE LA DOMINACIÓN ISLÁMICA.</text:p>
      <text:p text:style-name="P13">SU NOMBRE, <text:span text:style-name="T4">BAB-ILVIRA</text:span>, SE DEBE A QUE ENCAMINABA A LA ANTIGUA MEDINA ELVIRA, CAPITAL DE LA CORA DEL MISMO NOMBRE HASTA PRINCIPIOS DEL SIGLO XI, CUANDO PASÓ A DESEMPEÑAR ESTA FUNCIÓN MEDINA GARNATA.</text:p>
      <text:p text:style-name="P12"/>
      <text:p text:style-name="P11">PUERTA MONAITA</text:p>
      <text:p text:style-name="P4"/>
      <text:p text:style-name="P9">LA <text:span text:style-name="T3">PUERTA DE MONAITA</text:span>, EN ÁRABE <text:span text:style-name="T4">BAB AL-UNAYDAR</text:span>,1 CUYA TRADUCCIÓN SERÍA <text:span text:style-name="T3">PUERTA DE LA ERILLA</text:span>, TAMBIÉN CONOCIDA COMO <text:span text:style-name="T3">PUERTA DE LA ALHACABA</text:span>, ERA UNO DE LOS ACCESOS MÁS ANTIGUOS DE GRANADA, ANDALUCÍA, ESPAÑA Y EL PRINCIPAL A LA ALCAZABA <text:span text:style-name="T4">QADĪMA</text:span> O ALCAZABA ANTIGUA, EN EL BARRIO DEL ALBAICÍN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● <text:s/><text:span text:style-name="T1">Realiza los siguientes listados, cada uno en un documento nuevo, haciendo uso de las tabulaciones</text:span></text:p>
      <text:p text:style-name="P9"/>
      <text:p text:style-name="P5">Archivo: TABULACIONES 1</text:p>
      <text:p text:style-name="P6"/>
      <text:p text:style-name="P6">TÍTULO<text:tab/><text:tab/><text:tab/>AUTOR<text:tab/><text:tab/><text:tab/>EDITORIAL<text:tab/><text:tab/>PRECIO DE VENTA</text:p>
      <text:p text:style-name="P6">El Buscón<text:tab/><text:tab/>F. de Quevedo<text:tab/><text:tab/>Austral<text:tab/><text:tab/><text:tab/>8.71 €</text:p>
      <text:p text:style-name="P6">Rimas y Leyendas<text:tab/>Gustavo A. Bécquer<text:tab/>Cátedra<text:tab/><text:tab/>6, 01 €</text:p>
      <text:p text:style-name="P6">La Celestina<text:tab/><text:tab/>Francisco de Rojas<text:tab/>RBA Editores<text:tab/><text:tab/>7,20 €</text:p>
      <text:p text:style-name="P6">La Colmena<text:tab/><text:tab/>C. José Cela<text:tab/><text:tab/>Anaya<text:tab/><text:tab/><text:tab/>12,50 €</text:p>
      <text:p text:style-name="P6">Lazarillo de Tormes<text:tab/>Anónimo<text:tab/><text:tab/>Cátedra<text:tab/><text:tab/>6, 30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09:15:34.851588776</meta:creation-date>
    <dc:date>2015-06-25T10:30:48.029368501</dc:date>
    <meta:editing-duration>PT1H2S</meta:editing-duration>
    <meta:editing-cycles>1</meta:editing-cycles>
    <meta:document-statistic meta:table-count="0" meta:image-count="0" meta:object-count="0" meta:page-count="2" meta:paragraph-count="22" meta:word-count="346" meta:character-count="2041" meta:non-whitespace-character-count="1697"/>
    <meta:generator>LibreOffice/4.2.8.2$Linux_X86_64 LibreOffice_project/420m0$Build-2</meta:generator>
  </office:meta>
</office:document-meta>
</file>